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" style:family="graphic" style:parent-style-name="standard">
      <style:graphic-properties svg:stroke-width="0.05cm" draw:marker-start-width="0.38cm" draw:marker-end-width="0.38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1cm" draw:marker-start-width="0.46cm" draw:marker-end-width="0.4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6cm" draw:marker-end-width="0.46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Arial Black'" style:font-style-name="Normal" style:font-pitch="variable" fo:font-size="5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5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6cm" svg:height="4.6cm" svg:x="5.2cm" svg:y="9.2cm">
          <text:p/>
          <draw:enhanced-geometry svg:viewBox="0 0 21600 21600" draw:path-stretchpoint-x="10800" draw:path-stretchpoint-y="10800" draw:text-areas="?f3 ?f4 ?f5 ?f6" draw:type="round-rectangle" draw:modifiers="3248.685068463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0.8cm" svg:x="8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7.4cm" svg:y="11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3.7cm" svg:y1="9cm" svg:x2="4cm" svg:y2="9cm">
          <text:p/>
        </draw:line>
        <draw:line draw:style-name="gr5" draw:text-style-name="P1" draw:layer="layout" svg:x1="3.7cm" svg:y1="14cm" svg:x2="4cm" svg:y2="14cm">
          <text:p/>
        </draw:line>
        <draw:line draw:style-name="gr5" draw:text-style-name="P1" draw:layer="layout" svg:x1="3.9cm" svg:y1="9cm" svg:x2="3.9cm" svg:y2="14cm">
          <text:p/>
        </draw:line>
        <draw:line draw:style-name="gr5" draw:text-style-name="P1" draw:layer="layout" svg:x1="4cm" svg:y1="11.5cm" svg:x2="3.8cm" svg:y2="11.5cm">
          <text:p/>
        </draw:line>
        <draw:line draw:style-name="gr5" draw:text-style-name="P1" draw:layer="layout" svg:x1="10.1cm" svg:y1="8.1cm" svg:x2="10.1cm" svg:y2="8.4cm">
          <text:p/>
        </draw:line>
        <draw:line draw:style-name="gr5" draw:text-style-name="P1" draw:layer="layout" svg:x1="5cm" svg:y1="8.3cm" svg:x2="5cm" svg:y2="8.6cm">
          <text:p/>
        </draw:line>
        <draw:line draw:style-name="gr5" draw:text-style-name="P1" draw:layer="layout" svg:x1="10cm" svg:y1="8.5cm" svg:x2="5cm" svg:y2="8.5cm">
          <text:p/>
        </draw:line>
        <draw:line draw:style-name="gr5" draw:text-style-name="P1" draw:layer="layout" svg:x1="7.5cm" svg:y1="8.6cm" svg:x2="7.5cm" svg:y2="8.4cm">
          <text:p/>
        </draw:line>
        <draw:line draw:style-name="gr6" draw:text-style-name="P1" draw:layer="layout" svg:x1="6cm" svg:y1="10cm" svg:x2="7.5cm" svg:y2="11.2cm">
          <text:p/>
        </draw:line>
        <draw:line draw:style-name="gr6" draw:text-style-name="P1" draw:layer="layout" svg:x1="9cm" svg:y1="10cm" svg:x2="7.5cm" svg:y2="11.2cm">
          <text:p/>
        </draw:line>
        <draw:line draw:style-name="gr6" draw:text-style-name="P1" draw:layer="layout" svg:x1="7.5cm" svg:y1="13cm" svg:x2="7.5cm" svg:y2="11.2cm">
          <text:p/>
        </draw:line>
        <draw:custom-shape draw:style-name="gr4" draw:text-style-name="P1" draw:layer="layout" svg:width="0.2cm" svg:height="0.2cm" svg:x="8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5.9cm" svg:height="2.935cm" svg:x="10.3cm" svg:y="8.965cm">
          <draw:text-box>
            <text:p text:style-name="P2">Live</text:p>
          </draw:text-box>
        </draw:frame>
        <draw:frame draw:style-name="gr8" draw:text-style-name="P2" draw:layer="layout" svg:width="5.37cm" svg:height="2.935cm" svg:x="10.3cm" svg:y="10.965cm">
          <draw:text-box>
            <text:p text:style-name="P2">Shift</text:p>
          </draw:text-box>
        </draw:frame>
        <draw:custom-shape draw:style-name="gr3" draw:text-style-name="P1" draw:layer="layout" svg:width="0.8cm" svg:height="0.8cm" svg:x="5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5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7.1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7.4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9" draw:text-style-name="P1" draw:layer="layout" svg:x1="7.5cm" svg:y1="12.8cm" svg:x2="7.5cm" svg:y2="11.4cm">
            <text:p/>
          </draw:line>
          <draw:g>
            <draw:custom-shape draw:style-name="gr10" draw:text-style-name="P1" draw:layer="layout" svg:width="0.15cm" svg:height="0.15cm" svg:x="7.43cm" svg:y="11.4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0.15cm" svg:height="0.15cm" svg:x="7.43cm" svg:y="11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0.15cm" svg:height="0.15cm" svg:x="7.43cm" svg:y="11.8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0.15cm" svg:height="0.15cm" svg:x="7.43cm" svg:y="12.0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0.15cm" svg:height="0.15cm" svg:x="7.43cm" svg:y="12.2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0.15cm" svg:height="0.15cm" svg:x="7.43cm" svg:y="12.4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0.15cm" svg:height="0.15cm" svg:x="7.43cm" svg:y="12.6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>
          <draw:line draw:style-name="gr9" draw:text-style-name="P1" draw:layer="layout" svg:x1="7.265cm" svg:y1="11.015cm" svg:x2="6.169cm" svg:y2="10.143cm">
            <text:p/>
          </draw:line>
          <draw:g>
            <draw:custom-shape draw:style-name="gr10" draw:text-style-name="P1" draw:layer="layout" svg:width="0.15cm" svg:height="0.15cm" draw:transform="rotate (0.89884456477691) translate (6.151cm 10.217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0.15cm" svg:height="0.15cm" draw:transform="rotate (0.89884456477691) translate (6.307cm 10.34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0.15cm" svg:height="0.15cm" draw:transform="rotate (0.89884456477691) translate (6.464cm 10.467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0.15cm" svg:height="0.15cm" draw:transform="rotate (0.89884456477691) translate (6.62cm 10.59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0.15cm" svg:height="0.15cm" draw:transform="rotate (0.89884456477691) translate (6.775cm 10.71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0.15cm" svg:height="0.15cm" draw:transform="rotate (0.89884456477691) translate (6.932cm 10.8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ayout" svg:width="0.15cm" svg:height="0.15cm" draw:transform="rotate (0.89884456477691) translate (7.089cm 10.96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>
          <draw:line draw:style-name="gr9" draw:text-style-name="P1" draw:layer="layout" svg:x1="7.734cm" svg:y1="11.015cm" svg:x2="8.83cm" svg:y2="10.143cm">
            <text:p/>
          </draw:line>
          <draw:g>
            <draw:custom-shape draw:style-name="gr10" draw:text-style-name="P1" draw:layer="layout" svg:width="0.149cm" svg:height="0.15cm" draw:transform="rotate (0.89884456477691) translate (8.638cm 10.217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10" draw:text-style-name="P1" draw:layer="layout" svg:width="0.149cm" svg:height="0.15cm" draw:transform="rotate (0.89884456477691) translate (8.482cm 10.343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10" draw:text-style-name="P1" draw:layer="layout" svg:width="0.149cm" svg:height="0.15cm" draw:transform="rotate (0.89884456477691) translate (8.325cm 10.467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10" draw:text-style-name="P1" draw:layer="layout" svg:width="0.149cm" svg:height="0.15cm" draw:transform="rotate (0.89884456477691) translate (8.169cm 10.591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10" draw:text-style-name="P1" draw:layer="layout" svg:width="0.149cm" svg:height="0.15cm" draw:transform="rotate (0.89884456477691) translate (8.014cm 10.716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10" draw:text-style-name="P1" draw:layer="layout" svg:width="0.149cm" svg:height="0.15cm" draw:transform="rotate (0.89884456477691) translate (7.857cm 10.84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custom-shape draw:style-name="gr10" draw:text-style-name="P1" draw:layer="layout" svg:width="0.149cm" svg:height="0.15cm" draw:transform="rotate (0.89884456477691) translate (7.7cm 10.966cm)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abio Hecht</meta:initial-creator>
    <meta:creation-date>2012-04-04T16:12:02</meta:creation-date>
    <dc:date>2012-04-04T17:02:47</dc:date>
    <dc:creator>Fabio Hecht</dc:creator>
    <meta:editing-duration>PT37M4S</meta:editing-duration>
    <meta:editing-cycles>7</meta:editing-cycles>
    <meta:generator>LibreOffice/3.3$Unix LibreOffice_project/330m19$Build-202</meta:generator>
    <meta:document-statistic meta:object-count="52"/>
  </office:meta>
</office:document-meta>
</file>